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>
      <style:text-properties officeooo:paragraph-rsid="00021fff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paragraph-rsid="00021fff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>
      <style:text-properties officeooo:rsid="00021fff" officeooo:paragraph-rsid="00021fff"/>
    </style:style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>
      <style:paragraph-properties fo:text-align="center" style:justify-single-word="false"/>
      <style:text-properties officeooo:paragraph-rsid="00021fff"/>
    </style:style>
    <style:style style:name="P15" style:family="paragraph" style:parent-style-name="Text_20_body">
      <style:paragraph-properties fo:text-align="start" style:justify-single-word="false"/>
      <style:text-properties officeooo:paragraph-rsid="00021fff"/>
    </style:style>
    <style:style style:name="T1" style:family="text">
      <style:text-properties officeooo:rsid="00021fff"/>
    </style:style>
    <style:style style:name="T2" style:family="text">
      <style:text-properties fo:font-weight="bold" officeooo:rsid="00021ff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21fff" style:font-weight-asian="bold" style:font-weight-complex="bold"/>
    </style:style>
    <style:style style:name="T4" style:family="text">
      <style:text-properties fo:font-size="20pt" officeooo:rsid="00021fff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fo:font-weight="bold" officeooo:rsid="00021fff" style:font-size-asian="20pt" style:font-weight-asian="bold" style:font-size-complex="20pt" style:font-weight-complex="bold"/>
    </style:style>
    <style:style style:name="T6" style:family="text">
      <style:text-properties fo:font-size="20pt" fo:font-weight="normal" officeooo:rsid="00021fff" style:font-size-asian="20pt" style:font-weight-asian="normal" style:font-size-complex="20pt" style:font-weight-complex="normal"/>
    </style:style>
    <style:style style:name="T7" style:family="text">
      <style:text-properties fo:font-size="20pt" fo:font-weight="bold" officeooo:rsid="00021fff" style:font-size-asian="20pt" style:font-weight-asian="bold" style:font-size-complex="20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021fff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Strong_20_Emphasis"><text:span text:style-name="T9">Project: </text:span></text:span><text:span text:style-name="Strong_20_Emphasis"><text:span text:style-name="T8">"Quick Access"</text:span></text:span></text:p>
      <text:p text:style-name="P14"><text:span text:style-name="Strong_20_Emphasis"/></text:p>
      <text:p text:style-name="P15"><text:span text:style-name="Strong_20_Emphasis"><text:span text:style-name="T5">1. Summary</text:span></text:span></text:p>
      <text:h text:style-name="Heading_20_3" text:outline-level="3"><text:span text:style-name="Strong_20_Emphasis">Project Overview:</text:span></text:h>
      <text:list xml:id="list2210501579" text:style-name="L1">
        <text:list-item>
          <text:p text:style-name="P2"><text:span text:style-name="Strong_20_Emphasis">Purpose</text:span>: To create an interactive dashboard or hub for accessing commonly used <text:span text:style-name="T1">Any</text:span> <text:span text:style-name="T1">website</text:span> platforms or applications quickly and efficiently <text:span text:style-name="T1">and easy to navigate the page</text:span>.</text:p>
        </text:list-item>
        <text:list-item>
          <text:p text:style-name="P1"><text:span text:style-name="Strong_20_Emphasis">Features</text:span>: Includes a visually appealing grid layout, responsive design for seamless navigation.</text:p>
        </text:list-item>
      </text:list>
      <text:p text:style-name="Horizontal_20_Line"/>
      <text:h text:style-name="Heading_20_3" text:outline-level="3"><text:span text:style-name="Strong_20_Emphasis">Key Features:</text:span></text:h>
      <text:list xml:id="list3834809511" text:style-name="L2">
        <text:list-item>
          <text:p text:style-name="P3"><text:span text:style-name="Strong_20_Emphasis">Responsiveness</text:span>:</text:p>
          <text:list>
            <text:list-item>
              <text:p text:style-name="P4">Designed with media queries to adapt to various screen sizes (desktop, tablet, and mobile).</text:p>
            </text:list-item>
            <text:list-item>
              <text:p text:style-name="P4">Grid layout adjusts dynamically (e.g., 5 columns for medium screens).</text:p>
            </text:list-item>
          </text:list>
        </text:list-item>
        <text:list-item>
          <text:p text:style-name="P3"><text:span text:style-name="Strong_20_Emphasis">Modern UI Design</text:span>:</text:p>
          <text:list>
            <text:list-item>
              <text:p text:style-name="P4">Clean and minimalist interface.</text:p>
            </text:list-item>
            <text:list-item>
              <text:p text:style-name="P4">Emphasizes usability with easily recognizable icons and labels.</text:p>
            </text:list-item>
          </text:list>
        </text:list-item>
        <text:list-item>
          <text:p text:style-name="P3"><text:span text:style-name="Strong_20_Emphasis">Reusable Components</text:span>:</text:p>
          <text:list>
            <text:list-item>
              <text:p text:style-name="P4">Uses reusable React components to avoid redundancy and ensure scalability.</text:p>
            </text:list-item>
            <text:list-item>
              <text:p text:style-name="P4">Social media data is dynamically rendered using an array.</text:p>
            </text:list-item>
          </text:list>
        </text:list-item>
        <text:list-item>
          <text:p text:style-name="P3"><text:span text:style-name="Strong_20_Emphasis">Cross-browser Compatibility</text:span>:</text:p>
          <text:list>
            <text:list-item>
              <text:p text:style-name="P4">CSS standards ensure the interface works across all major browsers.</text:p>
            </text:list-item>
          </text:list>
        </text:list-item>
        <text:list-item>
          <text:p text:style-name="P3"><text:span text:style-name="Strong_20_Emphasis">Accessibility</text:span>:</text:p>
          <text:list>
            <text:list-item>
              <text:p text:style-name="P4">Includes semantic HTML elements and accessible attributes like <text:span text:style-name="Source_20_Text">title</text:span> for improved usability for all users.</text:p>
            </text:list-item>
          </text:list>
        </text:list-item>
        <text:list-item>
          <text:p text:style-name="P3"><text:span text:style-name="Strong_20_Emphasis">Performance Optimizations</text:span>:</text:p>
          <text:list>
            <text:list-item>
              <text:p text:style-name="P4">Lazy loading for embedded content like <text:span text:style-name="Source_20_Text">&lt;iframe&gt;</text:span> to improve page performance.</text:p>
            </text:list-item>
            <text:list-item>
              <text:p text:style-name="P3">Lightweight assets and code organization.</text:p>
            </text:list-item>
          </text:list>
        </text:list-item>
        <text:list-item>
          <text:p text:style-name="P5"><text:span text:style-name="Strong_20_Emphasis">Performance Optimizations</text:span>:</text:p>
          <text:list>
            <text:list-item>
              <text:p text:style-name="P6">Lazy loading for embedded content like <text:span text:style-name="Source_20_Text">&lt;iframe&gt;</text:span> to improve page performance.</text:p>
            </text:list-item>
            <text:list-item>
              <text:p text:style-name="P5">Lightweight assets and code organization.</text:p>
            </text:list-item>
          </text:list>
        </text:list-item>
      </text:list>
      <text:p text:style-name="Text_20_body"><text:tab/></text:p>
      <text:p text:style-name="P9"><text:tab/></text:p>
      <text:p text:style-name="Horizontal_20_Line"/>
      <text:h text:style-name="Heading_20_3" text:outline-level="3"><text:soft-page-break/><text:span text:style-name="Strong_20_Emphasis">Technologies Used</text:span>:</text:h>
      <text:list xml:id="list2776756853" text:style-name="L3">
        <text:list-item>
          <text:p text:style-name="P7"><text:span text:style-name="Strong_20_Emphasis">Frontend</text:span>:</text:p>
          <text:list>
            <text:list-item>
              <text:p text:style-name="P8"><text:span text:style-name="Strong_20_Emphasis">React.js</text:span>: Component-based development.</text:p>
            </text:list-item>
            <text:list-item>
              <text:p text:style-name="P8"><text:span text:style-name="Strong_20_Emphasis">FontAwesome</text:span>: For vector icons and styling.</text:p>
            </text:list-item>
            <text:list-item>
              <text:p text:style-name="P8"><text:span text:style-name="Strong_20_Emphasis">CSS</text:span>: For responsive design and styling.</text:p>
            </text:list-item>
          </text:list>
        </text:list-item>
        <text:list-item>
          <text:p text:style-name="P7"><text:span text:style-name="Strong_20_Emphasis">Development Environment</text:span>:</text:p>
          <text:list>
            <text:list-item>
              <text:p text:style-name="P8">Localhost setup for testing (<text:span text:style-name="Source_20_Text">http://localhost:3000/app</text:span>).</text:p>
            </text:list-item>
          </text:list>
        </text:list-item>
        <text:list-item>
          <text:p text:style-name="P7"><text:span text:style-name="Strong_20_Emphasis">Responsive Design Framework</text:span>:</text:p>
          <text:list>
            <text:list-item>
              <text:p text:style-name="P8">CSS Grid for flexible layouts.</text:p>
            </text:list-item>
            <text:list-item>
              <text:p text:style-name="P7">Media queries for screen adaptability.</text:p>
            </text:list-item>
          </text:list>
        </text:list-item>
      </text:list>
      <text:p text:style-name="Text_20_body"><text:line-break/><text:span text:style-name="T5">2. Platform Used</text:span></text:p>
      <text:h text:style-name="Heading_20_3" text:outline-level="3">Serverless Applications: Catalyst &amp; Extension Platform: Sigma</text:h>
      <text:p text:style-name="Horizontal_20_Line"/>
      <text:h text:style-name="Heading_20_4" text:outline-level="4">Catalyst: A Serverless Application Development Platform</text:h>
      <text:list xml:id="list1929859649" text:style-name="L7">
        <text:list-item>
          <text:p text:style-name="P10"><text:span text:style-name="Strong_20_Emphasis">Resources</text:span></text:p>
          <text:list>
            <text:list-item>
              <text:p text:style-name="P11">Catalyst provides tools and frameworks for serverless app development.</text:p>
            </text:list-item>
            <text:list-item>
              <text:p text:style-name="P11">Key resources:</text:p>
              <text:list>
                <text:list-item>
                  <text:p text:style-name="P11">CLI Command Reference: <text:a xlink:type="simple" xlink:href="https://docs.catalyst.zoho.com/en/cli/v1/cli-command-reference/" office:target-frame-name="_new" xlink:show="replace" text:style-name="Internet_20_link" text:visited-style-name="Visited_20_Internet_20_Link">View Documentation</text:a></text:p>
                </text:list-item>
                <text:list-item>
                  <text:p text:style-name="P11">Serve Resources Overview: <text:a xlink:type="simple" xlink:href="https://docs.catalyst.zoho.com/en/cli/v1/serve-resources/introduction/" office:target-frame-name="_new" xlink:show="replace" text:style-name="Internet_20_link" text:visited-style-name="Visited_20_Internet_20_Link">View Guide</text:a></text:p>
                </text:list-item>
                <text:list-item>
                  <text:p text:style-name="P11">Tutorials (e.g., To-Do List App): <text:a xlink:type="simple" xlink:href="https://docs.catalyst.zoho.com/en/tutorials/todo-list/nodejs/introduction/" office:target-frame-name="_new" xlink:show="replace" text:style-name="Internet_20_link" text:visited-style-name="Visited_20_Internet_20_Link">View Tutorial</text:a></text:p>
                </text:list-item>
              </text:list>
            </text:list-item>
          </text:list>
        </text:list-item>
        <text:list-item>
          <text:p text:style-name="P10"><text:span text:style-name="Strong_20_Emphasis">CLI Commands</text:span><text:line-break/>The following commands were used to manage the application lifecycle:</text:p>
          <text:list>
            <text:list-item>
              <text:p text:style-name="P11">Install CLI: <text:span text:style-name="Source_20_Text">npm install -g zcatalyst-cli</text:span></text:p>
            </text:list-item>
            <text:list-item>
              <text:p text:style-name="P11">Check version: <text:span text:style-name="Source_20_Text">catalyst --version</text:span></text:p>
            </text:list-item>
            <text:list-item>
              <text:p text:style-name="P11">Login: <text:span text:style-name="Source_20_Text">catalyst login</text:span></text:p>
            </text:list-item>
            <text:list-item>
              <text:p text:style-name="P11">Initialize project: <text:span text:style-name="Source_20_Text">catalyst init</text:span></text:p>
            </text:list-item>
            <text:list-item>
              <text:p text:style-name="P11">Setup client: <text:span text:style-name="Source_20_Text">catalyst client:setup</text:span></text:p>
            </text:list-item>
            <text:list-item>
              <text:p text:style-name="P11">Serve locally: <text:span text:style-name="Source_20_Text">catalyst serve</text:span></text:p>
            </text:list-item>
            <text:list-item>
              <text:p text:style-name="P11">Serve specific components: <text:span text:style-name="Source_20_Text">catalyst serve --only functions</text:span> or <text:span text:style-name="Source_20_Text">catalyst serve --only client</text:span></text:p>
            </text:list-item>
            <text:list-item>
              <text:p text:style-name="P11">Deploy: <text:span text:style-name="Source_20_Text">catalyst deploy</text:span></text:p>
            </text:list-item>
          </text:list>
        </text:list-item>
        <text:list-item>
          <text:p text:style-name="P10"><text:span text:style-name="Strong_20_Emphasis">Deployment Details</text:span><text:line-break/>The application is deployed in <text:span text:style-name="Strong_20_Emphasis">Development</text:span> and <text:span text:style-name="Strong_20_Emphasis">Production</text:span> environments:</text:p>
          <text:list>
            <text:list-item>
              <text:p text:style-name="P10"><text:span text:style-name="Strong_20_Emphasis">Development</text:span>:</text:p>
              <text:list>
                <text:list-item>
                  <text:p text:style-name="P11">Functions: <text:a xlink:type="simple" xlink:href="https://sandeveloper-872678821.development.catalystserverless.com/server/quickaccess_server/" office:target-frame-name="_new" xlink:show="replace" text:style-name="Internet_20_link" text:visited-style-name="Visited_20_Internet_20_Link">QuickAccess Server</text:a></text:p>
                </text:list-item>
                <text:list-item>
                  <text:p text:style-name="P11">Client: <text:a xlink:type="simple" xlink:href="https://sandeveloper-872678821.development.catalystserverless.com/app/index.html" office:target-frame-name="_new" xlink:show="replace" text:style-name="Internet_20_link" text:visited-style-name="Visited_20_Internet_20_Link">QuickAccess Client</text:a></text:p>
                </text:list-item>
              </text:list>
            </text:list-item>
            <text:list-item>
              <text:p text:style-name="P10"><text:span text:style-name="Strong_20_Emphasis">Production</text:span>:</text:p>
              <text:list>
                <text:list-item>
                  <text:p text:style-name="P11"><text:soft-page-break/>Functions: <text:a xlink:type="simple" xlink:href="https://sandeveloper-872678821.catalystserverless.com/server/quickaccess_server/" office:target-frame-name="_new" xlink:show="replace" text:style-name="Internet_20_link" text:visited-style-name="Visited_20_Internet_20_Link">QuickAccess Server</text:a></text:p>
                </text:list-item>
                <text:list-item>
                  <text:p text:style-name="P10">Client: <text:a xlink:type="simple" xlink:href="https://sandeveloper-872678821.catalystserverless.com/app/index.html" office:target-frame-name="_new" xlink:show="replace" text:style-name="Internet_20_link" text:visited-style-name="Visited_20_Internet_20_Link">QuickAccess Client</text:a>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Extension Platform: Sigma</text:h>
      <text:list xml:id="list4141893755" text:style-name="L8">
        <text:list-item>
          <text:p text:style-name="P12"><text:span text:style-name="Strong_20_Emphasis">Widget Resources</text:span></text:p>
          <text:list>
            <text:list-item>
              <text:p text:style-name="P13">Sigma enables creating widgets to extend Zoho apps.</text:p>
            </text:list-item>
            <text:list-item>
              <text:p text:style-name="P13">Learn more: <text:a xlink:type="simple" xlink:href="https://www.zoho.com/creator/newhelp/app-settings/widgets/understand-widgets.html" office:target-frame-name="_new" xlink:show="replace" text:style-name="Internet_20_link" text:visited-style-name="Visited_20_Internet_20_Link">Understanding Widgets</text:a></text:p>
            </text:list-item>
          </text:list>
        </text:list-item>
        <text:list-item>
          <text:p text:style-name="P12"><text:span text:style-name="Strong_20_Emphasis">CLI Commands</text:span></text:p>
          <text:list>
            <text:list-item>
              <text:p text:style-name="P13">Install CLI: <text:span text:style-name="Source_20_Text">npm install -g zoho-extension-toolkit</text:span></text:p>
            </text:list-item>
            <text:list-item>
              <text:p text:style-name="P13">Initialize project: <text:span text:style-name="Source_20_Text">zet init</text:span></text:p>
            </text:list-item>
            <text:list-item>
              <text:p text:style-name="P12">Run locally: <text:span text:style-name="Source_20_Text">zet run</text:span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23:25:09.125366677</meta:creation-date>
    <dc:date>2024-12-29T23:35:35.627540019</dc:date>
    <meta:editing-duration>PT6S</meta:editing-duration>
    <meta:editing-cycles>1</meta:editing-cycles>
    <meta:document-statistic meta:table-count="0" meta:image-count="0" meta:object-count="0" meta:page-count="3" meta:paragraph-count="70" meta:word-count="427" meta:character-count="2860" meta:non-whitespace-character-count="2560"/>
    <meta:generator>LibreOffice/7.3.7.2$Linux_X86_64 LibreOffice_project/30$Build-2</meta:generator>
  </office:meta>
</office:document-meta>
</file>